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5" draw:name="Titel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presunferti</text:span><text:span text:style-name="a382" text:class-names="">g</text:span><text:span text:style-name="a383" text:class-names=""/></text:p>
          </draw:text-box>
          <svg:title/>
          <svg:desc/>
        </draw:frame>
        <draw:frame draw:id="id64" presentation:style-name="a386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4" draw:style-name="a387" draw:master-page-name="Master1-Layout2-obj-Titel-und-Inhalt" presentation:presentation-page-layout-name="Master1-PPL2" draw:id="Slide-259">
        <draw:frame draw:id="id65" presentation:style-name="a396" draw:name="Titel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88" text:class-names="">Inhalt<text:s text:c="1"/></text:span><text:span text:style-name="a389" text:class-names="">keine Folien in finaler<text:s text:c="1"/></text:span><text:span text:style-name="a390" text:class-names="">presentation</text:span><text:span text:style-name="a391" text:class-names=""><text:s text:c="1"/>bloß zur<text:s text:c="1"/></text:span><text:span text:style-name="a392" text:class-names="">orentierung</text:span><text:span text:style-name="a393" text:class-names=""><text:s text:c="1"/></text:span><text:span text:style-name="a394" text:class-names=""/></text:p>
          </draw:text-box>
          <svg:title/>
          <svg:desc/>
        </draw:frame>
        <draw:frame draw:id="id66" presentation:style-name="a415" draw:name="Inhaltsplatzhalter 2" svg:x="0.91667in" svg:y="1.99653in" svg:width="11.5in" svg:height="4.75868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7" text:class-names="">Beschreibung der Datensätze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Bevölkerungsentwicklung</text:span></text:p>
              </text:list-item>
            </text:list>
            <text:list text:style-name="a408">
              <text:list-item>
                <text:p text:style-name="a407" text:class-names="" text:cond-style-name=""><text:span text:style-name="a403" text:class-names="">Zu und</text:span><text:span text:style-name="a404" text:class-names=""><text:s text:c="1"/></text:span><text:span text:style-name="a405" text:class-names="">wegzüge</text:span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Wechselmatrix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</draw:text-box>
          <svg:title/>
          <svg:desc/>
        </draw:frame>
      </draw:page>
      <draw:page draw:name="Slide2" draw:style-name="a416" draw:master-page-name="Master1-Layout2-obj-Titel-und-Inhalt" presentation:presentation-page-layout-name="Master1-PPL2" draw:id="Slide-257">
        <draw:frame draw:id="id67" presentation:style-name="a417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424" draw:name="Inhaltsplatzhalter 2" svg:x="0.91667in" svg:y="1.99653in" svg:width="11.5in" svg:height="4.75868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18" text:class-names="">Beschreibung der Datensätze wurde im<text:s text:c="1"/></text:span><text:span text:style-name="a419" text:class-names="">bericht</text:span><text:span text:style-name="a420" text:class-names=""><text:s text:c="1"/>schon gemacht verkürzt hier darstellen</text:span><text:span text:style-name="a421" text:class-names=""/></text:p>
              </text:list-item>
            </text:list>
          </draw:text-box>
          <svg:title/>
          <svg:desc/>
        </draw:frame>
      </draw:page>
      <draw:page draw:name="Slide3" draw:style-name="a425" draw:master-page-name="Master1-Layout2-obj-Titel-und-Inhalt" presentation:presentation-page-layout-name="Master1-PPL2" draw:id="Slide-258">
        <draw:frame draw:id="id69" presentation:style-name="a429" draw:name="Titel 1" svg:x="0.91667in" svg:y="0.39931in" svg:width="11.5in" svg:height="1.44965in" presentation:class="title" presentation:placeholder="false">
          <draw:text-box>
            <text:p text:style-name="a428" text:class-names="" text:cond-style-name=""><text:span text:style-name="a426" text:class-names="">Noch fehlende Grafiken</text:span><text:span text:style-name="a427" text:class-names=""/></text:p>
          </draw:text-box>
          <svg:title/>
          <svg:desc/>
        </draw:frame>
        <draw:frame draw:id="id70" presentation:style-name="a451" draw:name="Inhaltsplatzhalter 2" svg:x="0.91667in" svg:y="1.99653in" svg:width="11.5in" svg:height="4.75868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0" text:class-names="">Netto<text:s text:c="1"/></text:span><text:span text:style-name="a431" text:class-names="">migration</text:span><text:span text:style-name="a432" text:class-names=""><text:s text:c="1"/></text:span><text:span text:style-name="a433" text:class-names="">aufteilung</text:span><text:span text:style-name="a434" text:class-names=""><text:s text:c="1"/>Jahre von Ferdinand</text:span></text:p>
              </text:list-item>
            </text:list>
            <text:list text:style-name="a444">
              <text:list-item>
                <text:p text:style-name="a443" text:class-names="" text:cond-style-name=""><text:span text:style-name="a437" text:class-names="">Bevölkerungs</text:span><text:span text:style-name="a438" text:class-names="">dichte</text:span><text:span text:style-name="a439" text:class-names=""><text:s text:c="1"/></text:span><text:span text:style-name="a440" text:class-names="">nur 2024 von</text:span><text:span text:style-name="a441" text:class-names=""><text:s text:c="1"/></text:span><text:span text:style-name="a442" text:class-names="">Ferdinand</text:span></text:p>
              </text:list-item>
            </text:list>
            <text:list text:style-name="a450">
              <text:list-item>
                <text:p text:style-name="a449" text:class-names="" text:cond-style-name=""><text:span text:style-name="a445" text:class-names="">Wechselmatrixgrafik (</text:span><text:span text:style-name="a446" text:class-names="">Exel</text:span><text:span text:style-name="a447" text:class-names=""><text:s text:c="1"/>Jahrbuch)</text:span><text:span text:style-name="a448" text:class-names=""/></text:p>
              </text:list-item>
            </text:list>
          </draw:text-box>
          <svg:title/>
          <svg:desc/>
        </draw:frame>
      </draw:page>
      <draw:page draw:name="Slide5" draw:style-name="a452" draw:master-page-name="Master1-Layout2-obj-Titel-und-Inhalt" presentation:presentation-page-layout-name="Master1-PPL2" draw:id="Slide-260">
        <draw:frame draw:id="id71" presentation:style-name="a457" draw:name="Titel 1" svg:x="0.91667in" svg:y="0.39931in" svg:width="11.5in" svg:height="1.44965in" presentation:class="title" presentation:placeholder="false">
          <draw:text-box>
            <text:p text:style-name="a456" text:class-names="" text:cond-style-name=""><text:span text:style-name="a453" text:class-names="">Reinfolge<text:s text:c="1"/></text:span><text:span text:style-name="a454" text:class-names="">plots</text:span><text:span text:style-name="a455" text:class-names=""/></text:p>
          </draw:text-box>
          <svg:title/>
          <svg:desc/>
        </draw:frame>
        <draw:frame draw:id="id72" presentation:style-name="a473" draw:name="Inhaltsplatzhalter 2" svg:x="0.91667in" svg:y="1.99653in" svg:width="11.5in" svg:height="4.75868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58" text:class-names="">P1, p2,</text:span><text:span text:style-name="a459" text:class-names=""><text:s text:c="1"/>Bevölkerungs</text:span><text:span text:style-name="a460" text:class-names="">dichte</text:span><text:span text:style-name="a461" text:class-names=""><text:s text:c="1"/>nur 2024 von Ferdinand, p12, p3, p4, p5, p7, p8, Netto<text:s text:c="1"/></text:span><text:span text:style-name="a462" text:class-names="">migration</text:span><text:span text:style-name="a463" text:class-names=""><text:s text:c="1"/></text:span><text:span text:style-name="a464" text:class-names="">aufteilung</text:span><text:span text:style-name="a465" text:class-names=""><text:s text:c="1"/>Jahre von Ferdinand, noch ein<text:s text:c="1"/></text:span><text:span text:style-name="a466" text:class-names="">bild</text:span><text:span text:style-name="a467" text:class-names=""><text:s text:c="1"/>von ferdinand,p9 , p10, p11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6" draw:style-name="a474" draw:master-page-name="Master1-Layout2-obj-Titel-und-Inhalt" presentation:presentation-page-layout-name="Master1-PPL2" draw:id="Slide-261">
        <draw:frame draw:id="id73" presentation:style-name="a475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476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David Breuninger</meta:initial-creator>
    <dc:creator>David Breuninger</dc:creator>
    <meta:creation-date>2026-03-17T16:40:40Z</meta:creation-date>
    <dc:date>2026-03-19T23:57:06Z</dc:date>
    <meta:editing-cycles>1</meta:editing-cycles>
    <meta:editing-duration>PT0S</meta:editing-duration>
    <meta:document-statistic meta:paragraph-count="13" meta:word-count="90"/>
  </office:meta>
</office:document-meta>
</file>